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9ddc" officeooo:paragraph-rsid="000d9ddc"/>
    </style:style>
    <style:style style:name="P2" style:family="paragraph" style:parent-style-name="Standard">
      <style:text-properties officeooo:rsid="000faca4" officeooo:paragraph-rsid="000faca4"/>
    </style:style>
    <style:style style:name="T1" style:family="text">
      <style:text-properties officeooo:rsid="000e3c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s er rappens sprog</text:p>
      <text:p text:style-name="P1"/>
      <text:p text:style-name="P1"/>
      <text:p text:style-name="P1"/>
      <text:p text:style-name="P1">Det er tydeligt at sproget I mange rappe er meget hård og kontant, det værste er at sproget ofte bruges nedværende. I “Flere ho’s” går de meget hårdt ned mod piger. Meget af det sprog som folk hører I rappe og sange, kan let påvirke deres hverdags ordbrug, så nogle af de ting og navne der bliver brugt bliver flyttet over I daglig tale. “<text:span text:style-name="T1">drenge” kan måske også tro at det er den rigtige måde at behandle andre(læs piger) på, og derfor behandler dem(læs piger) som ting / genstande. <text:s/>Det er derfor vigtigt at man lærer hvordan man skal omgå andre og hvordan man taler til hinanden. Nogle gange kan sproget godt værer for hårdt, og rappe, men det er noget man skal værer forberedt på, og det er en vigtigt del af vores land, at man må sige hvad man mener og har lov til at have en holdn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0:21:49.469498972</meta:creation-date>
    <dc:date>2017-05-03T10:50:20.972567996</dc:date>
    <meta:editing-duration>PT18M20S</meta:editing-duration>
    <meta:editing-cycles>3</meta:editing-cycles>
    <meta:generator>LibreOffice/5.1.6.2$Linux_X86_64 LibreOffice_project/10m0$Build-2</meta:generator>
    <meta:document-statistic meta:table-count="0" meta:image-count="0" meta:object-count="0" meta:page-count="1" meta:paragraph-count="2" meta:word-count="154" meta:character-count="811" meta:non-whitespace-character-count="657"/>
  </office:meta>
</office:document-meta>
</file>